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ro5" style:family="table-row">
      <style:table-row-properties style:row-height="1.5in" fo:break-before="auto" style:use-optimal-row-height="false"/>
    </style:style>
    <style:style style:name="ro6" style:family="table-row">
      <style:table-row-properties style:row-height="1.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lumn Widths -&gt;</text:p>
          </table:table-cell>
          <table:table-cell office:value-type="string">
            <text:p>1"</text:p>
          </table:table-cell>
          <table:table-cell office:value-type="string">
            <text:p>1.5"</text:p>
          </table:table-cell>
          <table:table-cell office:value-type="string">
            <text:p>1.8"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Row Heights</text:p>
          </table:table-cell>
          <table:table-cell table:number-columns-repeated="3"/>
        </table:table-row>
        <table:table-row table:style-name="ro3">
          <table:table-cell office:value-type="string">
            <text:p>0.5"</text:p>
          </table:table-cell>
          <table:table-cell table:number-columns-repeated="3"/>
        </table:table-row>
        <table:table-row table:style-name="ro4">
          <table:table-cell office:value-type="string">
            <text:p>1"</text:p>
          </table:table-cell>
          <table:table-cell office:value-type="string">
            <text:p>square</text:p>
          </table:table-cell>
          <table:table-cell table:number-columns-repeated="2"/>
        </table:table-row>
        <table:table-row table:style-name="ro5">
          <table:table-cell office:value-type="string">
            <text:p>1.5"</text:p>
          </table:table-cell>
          <table:table-cell/>
          <table:table-cell office:value-type="string">
            <text:p>square</text:p>
          </table:table-cell>
          <table:table-cell/>
        </table:table-row>
        <table:table-row table:style-name="ro6">
          <table:table-cell office:value-type="string">
            <text:p>1.8"</text:p>
          </table:table-cell>
          <table:table-cell table:number-columns-repeated="2"/>
          <table:table-cell office:value-type="string">
            <text:p>squ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Kohei Yoshida</meta:initial-creator>
    <meta:creation-date>2013-04-30T18:05:21</meta:creation-date>
    <dc:date>2013-04-30T18:10:24</dc:date>
    <dc:creator>Kohei Yoshida</dc:creator>
    <meta:editing-duration>P0D</meta:editing-duration>
    <meta:editing-cycles>1</meta:editing-cycles>
    <meta:document-statistic meta:table-count="1" meta:cell-count="12" meta:object-count="0"/>
    <meta:generator>LibreOffice/3.6$Linux_X86_64 LibreOffice_project/360m1$Build-304</meta:generator>
  </office:meta>
</office:document-meta>
</file>